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FreeSans1" svg:font-family="FreeSans" style:font-family-generic="swiss"/>
    <style:font-face style:name="Lato1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_5f_ITEMS" style:display-name="P_ITEMS" style:family="table">
      <style:table-properties style:width="7.0833in" fo:margin-left="-0.0014in" table:align="left"/>
    </style:style>
    <style:style style:name="P_5f_ITEMS.A" style:display-name="P_ITEMS.A" style:family="table-column">
      <style:table-column-properties style:column-width="2.75in"/>
    </style:style>
    <style:style style:name="P_5f_ITEMS.B" style:display-name="P_ITEMS.B" style:family="table-column">
      <style:table-column-properties style:column-width="0.875in"/>
    </style:style>
    <style:style style:name="P_5f_ITEMS.F" style:display-name="P_ITEMS.F" style:family="table-column">
      <style:table-column-properties style:column-width="0.8333in"/>
    </style:style>
    <style:style style:name="P_5f_ITEMS.A1" style:display-name="P_ITEM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_5f_ITEMS.F1" style:display-name="P_ITEMS.F1" style:family="table-cell">
      <style:table-cell-properties fo:background-color="#eeeeee" fo:padding="0.0382in" fo:border="0.05pt solid #000000">
        <style:background-image/>
      </style:table-cell-properties>
    </style:style>
    <style:style style:name="P_5f_ITEMS.A2" style:display-name="P_ITEMS.A2" style:family="table-cell">
      <style:table-cell-properties fo:padding="0.0382in" fo:border-left="0.05pt solid #000000" fo:border-right="none" fo:border-top="none" fo:border-bottom="0.05pt solid #000000"/>
    </style:style>
    <style:style style:name="P_5f_ITEMS.B2" style:display-name="P_ITEMS.B2" style:family="table-cell">
      <style:table-cell-properties fo:padding="0.0382in" fo:border-left="0.05pt solid #000000" fo:border-right="none" fo:border-top="none" fo:border-bottom="0.05pt solid #000000"/>
    </style:style>
    <style:style style:name="P_5f_ITEMS.C2" style:display-name="P_ITEMS.C2" style:family="table-cell">
      <style:table-cell-properties fo:padding="0.0382in" fo:border-left="0.05pt solid #000000" fo:border-right="none" fo:border-top="none" fo:border-bottom="0.05pt solid #000000"/>
    </style:style>
    <style:style style:name="P_5f_ITEMS.D2" style:display-name="P_ITEMS.D2" style:family="table-cell">
      <style:table-cell-properties fo:padding="0.0382in" fo:border-left="0.05pt solid #000000" fo:border-right="none" fo:border-top="none" fo:border-bottom="0.05pt solid #000000"/>
    </style:style>
    <style:style style:name="P_5f_ITEMS.E2" style:display-name="P_ITEMS.E2" style:family="table-cell">
      <style:table-cell-properties fo:padding="0.0382in" fo:border-left="0.05pt solid #000000" fo:border-right="none" fo:border-top="none" fo:border-bottom="0.05pt solid #000000"/>
    </style:style>
    <style:style style:name="P_5f_ITEMS.F2" style:display-name="P_ITEMS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officeooo:rsid="00819dd2" officeooo:paragraph-rsid="00819dd2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Lato1" fo:font-size="8pt" officeooo:rsid="00177f64" officeooo:paragraph-rsid="002f5443" style:font-size-asian="8pt" style:font-size-complex="8pt"/>
    </style:style>
    <style:style style:name="P4" style:family="paragraph" style:parent-style-name="Standard">
      <style:text-properties officeooo:rsid="00177f64" officeooo:paragraph-rsid="00177f64"/>
    </style:style>
    <style:style style:name="P5" style:family="paragraph" style:parent-style-name="Standard">
      <style:text-properties officeooo:rsid="001aba39" officeooo:paragraph-rsid="001aba39"/>
    </style:style>
    <style:style style:name="P6" style:family="paragraph" style:parent-style-name="Standard">
      <style:text-properties officeooo:rsid="001b174c" officeooo:paragraph-rsid="001b174c"/>
    </style:style>
    <style:style style:name="P7" style:family="paragraph" style:parent-style-name="Standard">
      <style:paragraph-properties fo:text-align="end" style:justify-single-word="false"/>
      <style:text-properties officeooo:rsid="001b174c" officeooo:paragraph-rsid="001b174c"/>
    </style:style>
    <style:style style:name="P8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9" style:family="paragraph" style:parent-style-name="Standard">
      <style:text-properties officeooo:paragraph-rsid="001b174c"/>
    </style:style>
    <style:style style:name="P10" style:family="paragraph" style:parent-style-name="Standard">
      <style:paragraph-properties fo:text-align="end" style:justify-single-word="false"/>
      <style:text-properties officeooo:rsid="008a8038" officeooo:paragraph-rsid="002863be"/>
    </style:style>
    <style:style style:name="P11" style:family="paragraph" style:parent-style-name="Table_20_Heading">
      <style:paragraph-properties fo:text-align="center" style:justify-single-word="false"/>
      <style:text-properties style:font-name="Lato1" fo:font-size="11pt" officeooo:rsid="00250028" officeooo:paragraph-rsid="00250028" style:font-size-asian="11pt" style:font-size-complex="11pt"/>
    </style:style>
    <style:style style:name="P12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Lato1" fo:font-size="9pt" officeooo:rsid="008f6058" officeooo:paragraph-rsid="008f6058" style:font-size-asian="9pt" style:font-size-complex="9pt"/>
    </style:style>
    <style:style style:name="P17" style:family="paragraph">
      <style:paragraph-properties fo:margin-left="0.0783in" fo:margin-right="0in" fo:margin-top="0.0398in" fo:margin-bottom="0.0783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.0783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.0783in" fo:margin-right="0in" fo:margin-top="0in" fo:margin-bottom="0.0783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.0783in" fo:margin-right="0in" fo:margin-top="0in" fo:margin-bottom="0.0398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loext:graphic-properties draw:fill-color="#ffffff"/>
      <style:paragraph-properties fo:margin-left="0.0783in" fo:margin-right="0in" fo:margin-top="0.0398in" fo:margin-bottom="0.0783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margin-left="0.0783in" fo:margin-right="0in" fo:margin-top="0in" fo:margin-bottom="0.1965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loext:graphic-properties draw:fill-color="#ffffff"/>
      <style:paragraph-properties fo:margin-left="0.0783in" fo:margin-right="0in" fo:margin-top="0in" fo:margin-bottom="0.1965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044823" style:font-name="Montserrat" fo:font-size="18pt" fo:font-weight="bold" style:font-size-asian="18pt" style:font-weight-asian="bold" style:font-size-complex="18pt" style:font-weight-complex="bold" fo:hyphenate="false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style:font-name="Lato1"/>
    </style:style>
    <style:style style:name="P28" style:family="paragraph">
      <style:paragraph-properties fo:text-align="center"/>
    </style:style>
    <style:style style:name="P29" style:family="paragraph">
      <loext:graphic-properties draw:fill-color="#00599d"/>
      <style:paragraph-properties fo:text-align="center"/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P30" style:family="paragraph">
      <loext:graphic-properties draw:fill-color="#00599d"/>
      <style:paragraph-properties fo:text-align="center"/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none" draw:fill-color="#ffffff"/>
      <style:paragraph-properties fo:text-align="end"/>
      <style:text-properties style:font-name="Lato1" fo:font-size="10pt" style:font-size-asian="10pt" style:font-size-complex="10pt"/>
    </style:style>
    <style:style style:name="P35" style:family="paragraph">
      <loext:graphic-properties draw:fill="none" draw:fill-color="#ffffff"/>
      <style:text-properties style:font-name="Lato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44823" style:font-name="Montserrat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00000" style:font-name="Lato1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4492d" style:font-name="Lato1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4492d" style:font-name="Lato1" fo:font-size="12pt" fo:font-weight="bold" style:font-weight-asian="bold" style:font-weight-complex="bold"/>
    </style:style>
    <style:style style:name="T10" style:family="text">
      <style:text-properties style:font-name="Lato1" fo:font-size="8pt" style:font-size-asian="8pt" style:font-size-complex="8pt"/>
    </style:style>
    <style:style style:name="T11" style:family="text">
      <style:text-properties fo:color="#808080" style:font-name="Lato1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808080" style:font-name="Lato1" fo:font-size="3pt" fo:font-weight="bold" style:font-size-asian="3pt" style:font-weight-asian="bold" style:font-size-complex="3pt" style:font-weight-complex="bold"/>
    </style:style>
    <style:style style:name="T13" style:family="text">
      <style:text-properties fo:color="#000000" style:font-name="Lato1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808080" style:font-name="Lato1" fo:font-size="12pt" fo:font-weight="bold" style:font-weight-asian="bold" style:font-weight-complex="bold"/>
    </style:style>
    <style:style style:name="T15" style:family="text"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style:font-name="Lato" fo:font-size="14pt" fo:font-weight="bold" style:font-size-asian="14pt" style:font-weight-asian="bold" style:font-size-complex="14pt" style:font-weight-complex="bold"/>
    </style:style>
    <style:style style:name="gr1" style:family="graphic">
      <style:graphic-properties svg:stroke-width="0.0209in" svg:stroke-color="#003d73" draw:marker-start-width="0.1701in" draw:marker-end-width="0.1701in" draw:fill-color="#ffffff" draw:textarea-horizontal-align="justify" draw:textarea-vertical-align="middle" draw:auto-grow-height="false" fo:min-height="2.55in" fo:min-width="3.3689in" fo:padding-top="0.0102in" fo:padding-bottom="0.0102in" fo:padding-left="0.0102in" fo:padding-right="0.0102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Fine_20_Dashed" svg:stroke-color="#000000" draw:fill="none" draw:fill-color="#ffffff" draw:textarea-vertical-align="middle" fo:min-height="0.3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2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00599d" draw:textarea-horizontal-align="justify" draw:textarea-vertical-align="middle" draw:auto-grow-height="false" fo:min-height="0.222in" fo:min-width="1.4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00599d" draw:textarea-horizontal-align="justify" draw:textarea-vertical-align="middle" draw:auto-grow-height="false" fo:min-height="0.222in" fo:min-width="1.4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00599d" draw:textarea-horizontal-align="justify" draw:textarea-vertical-align="middle" draw:auto-grow-height="false" fo:min-height="0.3598in" fo:min-width="7.0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top" fo:min-height="1.3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top" fo:min-height="0.2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top" fo:min-height="1.1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frame text:anchor-type="paragraph" draw:z-index="3" draw:name="Forme1" draw:style-name="gr3" draw:text-style-name="P27" svg:width="5.2177in" svg:height="1.2512in" svg:x="1.8189in" svg:y="0.0272in"><draw:text-box><text:p text:style-name="P26"><text:span text:style-name="T7">N° BON DE COMMANDE :</text:span><text:span text:style-name="T8"> </text:span><text:span text:style-name="T9">[PURCHASE_NUMBER]</text:span></text:p><text:p text:style-name="P26"><text:span text:style-name="T10"/></text:p><text:p text:style-name="P26"><text:span text:style-name="T11"><text:s/></text:span><text:span text:style-name="T11">[PURCHASE_ORDERED_AT]</text:span></text:p><text:p text:style-name="P26"><text:span text:style-name="T12"/></text:p><text:p text:style-name="P26"><text:span text:style-name="T11"><text:s/></text:span><text:span text:style-name="T11">[PURCHASE_ESTIMATE_RECEPTION_DATE]</text:span></text:p><text:p text:style-name="P26"><text:span text:style-name="T12"/></text:p><text:p text:style-name="P26"><text:span text:style-name="T12"/></text:p><text:p text:style-name="P26"><text:span text:style-name="T13">RESPONSABLE DE LA COMMANDE :</text:span><text:span text:style-name="T14"> </text:span><text:span text:style-name="T11">[PURCHASE_RESPONSIBLE]</text:span></text:p></draw:text-box></draw:frame></text:p>
      <text:p text:style-name="P5"><draw:frame text:anchor-type="paragraph" draw:z-index="9" draw:name="Forme1" draw:style-name="gr9" draw:text-style-name="P34" svg:width="4.5941in" svg:height="0.3843in" svg:x="1.4654in" svg:y="0.1772in"><draw:text-box><text:p text:style-name="P26"><text:span text:style-name="T13"><text:s/></text:span><text:span text:style-name="T13">DATE DE COMMANDE :</text:span><text:span text:style-name="T11"> </text:span></text:p><text:p text:style-name="P26"><text:span text:style-name="T12"/></text:p><text:p text:style-name="P26"><text:span text:style-name="T13"><text:s/></text:span><text:span text:style-name="T13">DATE <text:s/>DE LIVRAISON PRÉVISIONNELLE : </text:span></text:p></draw:text-box></draw:frame></text:p>
      <text:p text:style-name="P6"/>
      <text:p text:style-name="P6"/>
      <text:p text:style-name="P6"/>
      <text:p text:style-name="P6"/>
      <text:p text:style-name="P6"/>
      <text:p text:style-name="P9"><draw:custom-shape text:anchor-type="paragraph" draw:z-index="4" draw:name="Forme3" draw:style-name="gr4" draw:text-style-name="P29" svg:width="1.4685in" svg:height="0.2461in" svg:x="0.2689in" svg:y="0.1346in"><text:p text:style-name="P28"><text:span text:style-name="T15">Destinatai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3" draw:style-name="gr5" draw:text-style-name="P29" svg:width="1.4689in" svg:height="0.2461in" svg:x="3.9484in" svg:y="0.1402in"><text:p text:style-name="P28"><text:span text:style-name="T15">Fourniss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1" draw:name="Forme4" draw:style-name="gr1" draw:text-style-name="P23" svg:width="3.3898in" svg:height="2.5713in" svg:x="0.0134in" svg:y="0.0783in"><text:p text:style-name="P22"><text:span text:style-name="T3">Nom : </text:span><text:span text:style-name="T4">[COMPANY_NAME]</text:span></text:p><text:p text:style-name="P18"><text:span text:style-name="T3">Adresse :</text:span></text:p><text:p text:style-name="P22"><text:span text:style-name="T5">[COMPANY_ADDRESS]</text:span></text:p><text:p text:style-name="P19"><text:span text:style-name="T3">Téléphone :</text:span><text:span text:style-name="T5"> [COMPANY_PHONE] </text:span></text:p><text:p text:style-name="P19"><text:span text:style-name="T3">E-mail :</text:span><text:span text:style-name="T5"> [COMPANY_EMAIL]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e4" draw:style-name="gr1" draw:text-style-name="P21" svg:width="3.3898in" svg:height="2.5713in" svg:x="3.6583in" svg:y="0.0783in"><text:p text:style-name="P17"><text:span text:style-name="T1">Nom :</text:span><text:span text:style-name="T2"> [SUPPLIER_NAME]</text:span></text:p><text:p text:style-name="P18"><text:span text:style-name="T1">Adresse :</text:span></text:p><text:p text:style-name="P19"><text:span text:style-name="T2">[SUPPLIER_ADDRESS]</text:span></text:p><text:p text:style-name="P20"><text:span text:style-name="T1">Téléphone fixe :</text:span><text:span text:style-name="T2"> [SUPPLIER_PHONE]</text:span></text:p><text:p text:style-name="P20"><text:span text:style-name="T1">Téléphone portable:</text:span><text:span text:style-name="T2"> [SUPPLIER_MOBILE_PHONE]</text:span></text:p><text:p text:style-name="P20"><text:span text:style-name="T1">E-mail :</text:span><text:span text:style-name="T2"> [SUPPLIER_EMAIL]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<draw:frame text:anchor-type="paragraph" draw:z-index="2" draw:name="Forme2" draw:style-name="gr2" draw:text-style-name="P25" svg:width="6.7051in" svg:height="0.3587in" svg:x="-0.0008in" svg:y="0.0736in"><draw:text-box><text:p text:style-name="P24"><text:span text:style-name="T6">BON DE COMMANDE</text:span></text:p></draw:text-box></draw:frame><draw:custom-shape text:anchor-type="paragraph" draw:z-index="6" draw:name="Forme5" draw:style-name="gr6" draw:text-style-name="P30" svg:width="7.0913in" svg:height="0.3976in" svg:x="-0.0008in" svg:y="0.0346in"><text:p text:style-name="P28"><text:span text:style-name="T16">BON DE COMMAN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/>
      <table:table table:name="P_ITEMS" table:style-name="P_5f_ITEMS">
        <table:table-column table:style-name="P_5f_ITEMS.A"/>
        <table:table-column table:style-name="P_5f_ITEMS.B" table:number-columns-repeated="4"/>
        <table:table-column table:style-name="P_5f_ITEMS.F"/>
        <table:table-header-rows>
          <table:table-row>
            <table:table-cell table:style-name="P_5f_ITEMS.A1" office:value-type="string">
              <text:p text:style-name="P11">Article</text:p>
            </table:table-cell>
            <table:table-cell table:style-name="P_5f_ITEMS.A1" office:value-type="string">
              <text:p text:style-name="P12">Qté</text:p>
            </table:table-cell>
            <table:table-cell table:style-name="P_5f_ITEMS.A1" office:value-type="string">
              <text:p text:style-name="P11">Unité</text:p>
            </table:table-cell>
            <table:table-cell table:style-name="P_5f_ITEMS.A1" office:value-type="string">
              <text:p text:style-name="P12">PU HT</text:p>
            </table:table-cell>
            <table:table-cell table:style-name="P_5f_ITEMS.A1" office:value-type="string">
              <text:p text:style-name="P11">Prix HT</text:p>
            </table:table-cell>
            <table:table-cell table:style-name="P_5f_ITEMS.F1" office:value-type="string">
              <text:p text:style-name="P12">Prix TTC</text:p>
            </table:table-cell>
          </table:table-row>
        </table:table-header-rows>
        <table:table-row>
          <table:table-cell table:style-name="P_5f_ITEMS.A2" office:value-type="string">
            <text:p text:style-name="P13">[VARIANT]</text:p>
          </table:table-cell>
          <table:table-cell table:style-name="P_5f_ITEMS.B2" office:value-type="string">
            <text:p text:style-name="P14">[QUANTITY]</text:p>
          </table:table-cell>
          <table:table-cell table:style-name="P_5f_ITEMS.C2" office:value-type="string">
            <text:p text:style-name="P14">[UNITY]</text:p>
          </table:table-cell>
          <table:table-cell table:style-name="P_5f_ITEMS.D2" office:value-type="string">
            <text:p text:style-name="P15">[UNIT_PRETAX_AMOUNT]</text:p>
          </table:table-cell>
          <table:table-cell table:style-name="P_5f_ITEMS.E2" office:value-type="string">
            <text:p text:style-name="P15">[PRETAX_AMOUNT]</text:p>
          </table:table-cell>
          <table:table-cell table:style-name="P_5f_ITEMS.F2" office:value-type="string">
            <text:p text:style-name="P16">[AMOUNT]</text:p>
          </table:table-cell>
        </table:table-row>
      </table:table>
      <text:p text:style-name="P8"><draw:frame text:anchor-type="paragraph" draw:z-index="8" draw:name="Forme7" draw:style-name="gr8" draw:text-style-name="P33" svg:width="1.5598in" svg:height="0.2732in" svg:x="3.7898in" svg:y="0.1228in"><draw:text-box><text:p text:style-name="P31"><text:span text:style-name="T17">Total HT :</text:span></text:p></draw:text-box></draw:frame><draw:frame text:anchor-type="paragraph" draw:z-index="7" draw:name="Forme7" draw:style-name="gr7" draw:text-style-name="P32" svg:width="1.6969in" svg:height="1.3594in" svg:x="5.3728in" svg:y="0.1228in"><draw:text-box><text:p text:style-name="P31"><text:span text:style-name="T17">[PURCHASE_PRETAX_AMOUNT] [PURCHASE_CURRENCY]</text:span></text:p></draw:text-box></draw:frame></text:p>
      <text:p text:style-name="P8"/>
      <text:p text:style-name="P8"><draw:frame text:anchor-type="paragraph" draw:z-index="10" draw:name="Shape1" draw:style-name="gr10" draw:text-style-name="P35" svg:width="1.2906in" svg:height="0.2724in" svg:x="4.1835in" svg:y="0.0126in"><draw:text-box><text:p><text:span text:style-name="T18">Total TTC :</text:span></text:p></draw:text-box></draw:frame><draw:frame text:anchor-type="paragraph" draw:z-index="11" draw:name="Forme7" draw:style-name="gr11" draw:text-style-name="P32" svg:width="1.6969in" svg:height="1.1331in" svg:x="5.3728in" svg:y="0.0126in"><draw:text-box><text:p text:style-name="P31"><text:span text:style-name="T17">[PURCHASE_AMOUNT] [PURCHASE_CURRENCY]</text:span></text:p></draw:text-box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FreeSans1" svg:font-family="FreeSans" style:font-family-generic="swiss"/>
    <style:font-face style:name="Lato1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officeooo:rsid="00819dd2" officeooo:paragraph-rsid="00819dd2" style:font-size-asian="8pt" style:font-size-complex="8pt"/>
    </style:style>
    <style:style style:name="MP2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02f5443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style:font-name="Lato1" fo:font-size="8pt" officeooo:rsid="00177f64" officeooo:paragraph-rsid="002f5443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[PRINTED_AT]</text:p>
        <text:p text:style-name="MP3"><text:s text:c="2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5.1.6.2$Linux_X86_64 LibreOffice_project/10m0$Build-2</meta:generator>
    <dc:date>2019-03-29T15:45:44.934085145</dc:date>
    <meta:editing-duration>PT11H1M48S</meta:editing-duration>
    <meta:editing-cycles>108</meta:editing-cycles>
    <meta:document-statistic meta:table-count="1" meta:image-count="0" meta:object-count="0" meta:page-count="1" meta:paragraph-count="14" meta:word-count="17" meta:character-count="119" meta:non-whitespace-character-count="114"/>
  </office:meta>
</office:document-meta>
</file>